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9b65"/>
    </style:style>
    <style:style style:name="P2" style:family="paragraph" style:parent-style-name="Standard">
      <style:text-properties officeooo:rsid="000f9b65" officeooo:paragraph-rsid="000f9b65"/>
    </style:style>
    <style:style style:name="P3" style:family="paragraph" style:parent-style-name="Standard">
      <style:text-properties fo:color="#3465a4" fo:font-size="26pt" style:text-underline-style="solid" style:text-underline-width="auto" style:text-underline-color="font-color" officeooo:rsid="000f9b65" officeooo:paragraph-rsid="000f9b65" style:font-size-asian="26pt" style:font-size-complex="26pt"/>
    </style:style>
    <style:style style:name="P4" style:family="paragraph" style:parent-style-name="Standard">
      <style:text-properties officeooo:rsid="000f9b65" officeooo:paragraph-rsid="000f9b65"/>
    </style:style>
    <style:style style:name="P5" style:family="paragraph" style:parent-style-name="Standard">
      <style:text-properties officeooo:rsid="001115e8" officeooo:paragraph-rsid="001115e8"/>
    </style:style>
    <style:style style:name="T1" style:family="text">
      <style:text-properties officeooo:rsid="001071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Justificación de las tecnologías seleccionadas</text:p>
      <text:p text:style-name="P2"/>
      <text:p text:style-name="P2">Hemos decidido utilizar AndroidStudio para la creación de la aplicación, este programa nos permitirá compilar rápidamente el <text:span text:style-name="T1">código</text:span> y mediante el emulador que lleva incorporado nos permite ejecutar la aplicación para comprobar su funcionamiento.</text:p>
      <text:p text:style-name="P2"/>
      <text:p text:style-name="P2">El lenguaje de programación que utilizaremos es Kotlin ya que esta orientado a objetos y nos permite utilizar corrutinas fácilmente, a de más de estar incorporado ya en AndroidStudio.</text:p>
      <text:p text:style-name="P2"/>
      <text:p text:style-name="P2">utilizaremos Firebase como base de datos, facilitando así guardar y cargar datos, ademas de poder contar con sus servicios de control de usuarios.</text:p>
      <text:p text:style-name="P2"/>
      <text:p text:style-name="P5">Aparte de esto utilizaremos Git para guardar el proyecto, ya que nos permite mantener un registro de las versiones de este y la documentación pertinente.</text:p>
      <text:p text:style-name="P5"/>
      <text:p text:style-name="P5">Y por ultimo para la comunicación interna del equipo hemos decidido utilizar discord, que nos permite mantener comunicación tanto por chat como por llamada o video y compartir ficheros, mientras que para la comunicación externa utilizaremos WhatsApp que nos permitirá mantener un chat con el equipo de administraci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30T15:45:00.967000000</meta:creation-date>
    <dc:date>2023-01-30T16:19:54.378000000</dc:date>
    <meta:editing-duration>PT10M9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6" meta:word-count="164" meta:character-count="1090" meta:non-whitespace-character-count="932"/>
  </office:meta>
</office:document-meta>
</file>